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08e17" officeooo:paragraph-rsid="0011017e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1017e" officeooo:paragraph-rsid="0011017e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weight="normal" officeooo:rsid="0012ae6d" officeooo:paragraph-rsid="0012ae6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3d5ed" officeooo:paragraph-rsid="0013d5e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008e17" officeooo:paragraph-rsid="0011017e" style:font-size-asian="18pt" style:font-weight-asian="bold" style:font-size-complex="18pt" style:font-weight-complex="bold"/>
    </style:style>
    <style:style style:name="T1" style:family="text">
      <style:text-properties officeooo:rsid="0012ae6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gramming Tool-I (Shell Programming)</text:p>
      <text:p text:style-name="P5">Assignment <text:span text:style-name="T1">1</text:span></text:p>
      <text:p text:style-name="P1"/>
      <text:p text:style-name="P2">Explain the following shell commands along with their options and their output</text:p>
      <text:p text:style-name="P2"/>
      <text:list xml:id="list8239721153532993133" text:style-name="L1">
        <text:list-item>
          <text:p text:style-name="P3">ls</text:p>
        </text:list-item>
        <text:list-item>
          <text:p text:style-name="P3">cd</text:p>
        </text:list-item>
        <text:list-item>
          <text:p text:style-name="P3">mkdir</text:p>
        </text:list-item>
        <text:list-item>
          <text:p text:style-name="P3">rmdir</text:p>
        </text:list-item>
        <text:list-item>
          <text:p text:style-name="P3">cp</text:p>
        </text:list-item>
        <text:list-item>
          <text:p text:style-name="P3">rm</text:p>
        </text:list-item>
        <text:list-item>
          <text:p text:style-name="P3">mv</text:p>
        </text:list-item>
        <text:list-item>
          <text:p text:style-name="P3">more</text:p>
        </text:list-item>
        <text:list-item>
          <text:p text:style-name="P3">man</text:p>
        </text:list-item>
        <text:list-item>
          <text:p text:style-name="P3">who</text:p>
        </text:list-item>
        <text:list-item>
          <text:p text:style-name="P3">cat</text:p>
        </text:list-item>
        <text:list-item>
          <text:p text:style-name="P3">ps</text:p>
        </text:list-item>
        <text:list-item>
          <text:p text:style-name="P3">echo</text:p>
        </text:list-item>
        <text:list-item>
          <text:p text:style-name="P3">date</text:p>
        </text:list-item>
        <text:list-item>
          <text:p text:style-name="P3">time</text:p>
        </text:list-item>
        <text:list-item>
          <text:p text:style-name="P3">kil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3T14:48:19.726597998</meta:creation-date>
    <dc:date>2017-08-24T11:07:17.051890531</dc:date>
    <meta:editing-duration>PT6M32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19" meta:word-count="50" meta:character-count="218" meta:non-whitespace-character-count="203"/>
  </office:meta>
</office:document-meta>
</file>